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2pt" style:text-underline-style="solid" style:text-underline-width="auto" style:text-underline-color="font-color" fo:font-weight="bold" fo:background-color="#ed1c24" style:font-size-asian="12pt" style:font-weight-asian="bold" style:font-size-complex="12pt" style:font-weight-complex="bold"/>
    </style:style>
    <style:style style:name="P2" style:family="paragraph" style:parent-style-name="Text_20_body" style:list-style-name="L2">
      <style:text-properties fo:font-size="12pt" style:font-size-asian="12pt" style:font-size-complex="12pt"/>
    </style:style>
    <style:style style:name="P3" style:family="paragraph" style:parent-style-name="Text_20_body" style:list-style-name="L2">
      <style:text-properties fo:font-size="12pt" officeooo:paragraph-rsid="0009eedf" style:font-size-asian="12pt" style:font-size-complex="12pt"/>
    </style:style>
    <style:style style:name="P4" style:family="paragraph" style:parent-style-name="Text_20_body" style:list-style-name="L2">
      <style:text-properties fo:font-size="12pt" fo:font-style="normal" style:text-underline-style="solid" style:text-underline-width="auto" style:text-underline-color="font-color" fo:font-weight="bold" officeooo:paragraph-rsid="0009eedf" fo:background-color="#ed1c24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font-weight="bold" fo:background-color="#ed1c24" style:font-weight-asian="bold" style:font-weight-complex="bold"/>
    </style:style>
    <style:style style:name="P7" style:family="paragraph" style:parent-style-name="Text_20_body" style:list-style-name="L2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bold" fo:background-color="#ed1c24" style:font-size-asian="12pt" style:font-weight-asian="bold" style:font-size-complex="12pt" style:font-weight-complex="bold"/>
    </style:style>
    <style:style style:name="P8" style:family="paragraph" style:parent-style-name="Text_20_body" style:list-style-name="L2">
      <style:text-properties style:text-underline-style="solid" style:text-underline-width="auto" style:text-underline-color="font-color" fo:font-weight="bold" fo:background-color="#ed1c24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ce181e" fo:font-size="15pt" style:text-underline-style="solid" style:text-underline-width="auto" style:text-underline-color="font-color" fo:font-weight="bold" officeooo:rsid="000c95f3" officeooo:paragraph-rsid="000c95f3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color="#ce181e" fo:font-size="15pt" style:text-underline-style="solid" style:text-underline-width="auto" style:text-underline-color="font-color" fo:font-weight="bold" officeooo:paragraph-rsid="000c95f3"/>
    </style:style>
    <style:style style:name="P11" style:family="paragraph" style:parent-style-name="Text_20_body">
      <style:paragraph-properties fo:text-align="justify" style:justify-single-word="false"/>
      <style:text-properties fo:color="#ce181e" fo:font-size="15pt" style:text-underline-style="none" fo:font-weight="bold" officeooo:rsid="000c95f3" officeooo:paragraph-rsid="000c95f3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333333" style:font-name="Bitstream Vera Sans Mono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Bitstream Vera Sans Mono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333333" style:font-name="Bitstream Vera Sans Mono" fo:font-size="10.5pt" fo:letter-spacing="normal" fo:font-style="normal" style:text-underline-style="none" fo:font-weight="normal"/>
    </style:style>
    <style:style style:name="T4" style:family="text">
      <style:text-properties fo:font-variant="normal" fo:text-transform="none" fo:color="#333333" style:font-name="Bitstream Vera Sans Mono" fo:font-size="10.5pt" fo:letter-spacing="normal" fo:font-style="normal" style:text-underline-style="none" fo:font-weight="normal" officeooo:rsid="000c95f3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style:text-underline-style="none" fo:font-weight="normal"/>
    </style:style>
    <style:style style:name="T6" style:family="text">
      <style:text-properties fo:font-variant="normal" fo:text-transform="none" fo:color="#24292e" style:font-name="Bitstream Vera Sans Mono" fo:font-size="12pt" fo:letter-spacing="normal" fo:font-style="normal" fo:font-weight="normal" fo:background-color="#e7e7e7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242729" style:font-name="Bitstream Vera Sans Mono" fo:font-size="12pt" fo:letter-spacing="normal" fo:font-style="normal" fo:font-weight="normal" fo:background-color="#e1e3e5" loext:char-shading-value="0" style:font-size-asian="12pt" style:font-size-complex="12pt" loext:padding="0.049cm" loext:border="0.06pt solid #adb3b9"/>
    </style:style>
    <style:style style:name="T8" style:family="text">
      <style:text-properties fo:font-variant="normal" fo:text-transform="none" style:font-name="Bitstream Vera Sans Mono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style:font-name="Bitstream Vera Sans Mono" fo:letter-spacing="normal" fo:font-style="normal"/>
    </style:style>
    <style:style style:name="T10" style:family="text">
      <style:text-properties style:font-name="Bitstream Vera Sa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42221587" text:style-name="L1">
        <text:list-header>
          <text:p text:style-name="P1">Introducing the Shell:</text:p>
        </text:list-header>
      </text:list>
      <text:list xml:id="list1830697664" text:style-name="L2">
        <text:list-item>
          <text:p text:style-name="P2">A shell is a program whose primary purpose is to read commands and run other programs.</text:p>
        </text:list-item>
        <text:list-item>
          <text:p text:style-name="P2">This lesson uses Bash, the default shell in many implementations of Unix.</text:p>
        </text:list-item>
        <text:list-item>
          <text:p text:style-name="P2">Programs can be run in Bash by entering commands at the command-line prompt.</text:p>
        </text:list-item>
        <text:list-item>
          <text:p text:style-name="P2">The shell’s main advantages are its high action-to-keystroke ratio, its support for automating repetitive tasks, and its capacity to access networked machines.</text:p>
        </text:list-item>
        <text:list-item>
          <text:p text:style-name="P3">The shell’s main disadvantages are its primarily textual nature and how cryptic its commands and operation can be.</text:p>
          <text:p text:style-name="P4">Navigating Files and Directories:</text:p>
        </text:list-item>
        <text:list-item>
          <text:p text:style-name="P2">The file system is responsible for managing information on the disk.</text:p>
        </text:list-item>
        <text:list-item>
          <text:p text:style-name="P2">Information is stored in files, which are stored in directories(folders).</text:p>
        </text:list-item>
        <text:list-item>
          <text:p text:style-name="P2">Directories can also store other directories, which then form a directory tree.</text:p>
        </text:list-item>
        <text:list-item>
          <text:p text:style-name="P2">pwd prints the user’s current working directory.</text:p>
        </text:list-item>
        <text:list-item>
          <text:p text:style-name="P2">ls [path] prints a listing of a specific file or directory; ls on its own lists the current working directory.</text:p>
        </text:list-item>
        <text:list-item>
          <text:p text:style-name="P2">cd [path] changes the current working directory.</text:p>
        </text:list-item>
        <text:list-item>
          <text:p text:style-name="P2">Most commands take options that begin with a single -.</text:p>
        </text:list-item>
        <text:list-item>
          <text:p text:style-name="P2">Directory names in a path are separated with / on Unix, but \ on Windows.</text:p>
        </text:list-item>
        <text:list-item>
          <text:p text:style-name="P2">/ on its own is the root directory of the whole file system.</text:p>
        </text:list-item>
        <text:list-item>
          <text:p text:style-name="P2">An absolute path specifies a location from the root of the file system.</text:p>
        </text:list-item>
        <text:list-item>
          <text:p text:style-name="P2">A relative path specifies a location starting from the current location.</text:p>
        </text:list-item>
        <text:list-item>
          <text:p text:style-name="P2">. on its own means ‘the current directory’; .. means ‘the directory above the current one’.</text:p>
          <text:p text:style-name="P6">Working With Files and Directories:</text:p>
        </text:list-item>
        <text:list-item>
          <text:p text:style-name="P5"><text:span text:style-name="Source_20_Text"><text:span text:style-name="T6">cp [old] [new]</text:span></text:span><text:span text:style-name="T1"> copies a file.</text:span></text:p>
        </text:list-item>
        <text:list-item>
          <text:p text:style-name="P5"><text:span text:style-name="Source_20_Text"><text:span text:style-name="T6">mkdir [path]</text:span></text:span><text:span text:style-name="T1"> creates a new directory.</text:span></text:p>
        </text:list-item>
        <text:list-item>
          <text:p text:style-name="P5"><text:span text:style-name="Source_20_Text"><text:span text:style-name="T6">mv [old] [new]</text:span></text:span><text:span text:style-name="T1"> moves (renames) a file or directory.</text:span></text:p>
        </text:list-item>
        <text:list-item>
          <text:p text:style-name="P5"><text:span text:style-name="Source_20_Text"><text:span text:style-name="T6">rm [path]</text:span></text:span><text:span text:style-name="T1"> removes (deletes) a file.</text:span></text:p>
        </text:list-item>
        <text:list-item>
          <text:p text:style-name="P5"><text:span text:style-name="Source_20_Text"><text:span text:style-name="T6">*</text:span></text:span><text:span text:style-name="T1"> matches zero or more characters in a filename, so </text:span><text:span text:style-name="Source_20_Text"><text:span text:style-name="T6">*.txt</text:span></text:span><text:span text:style-name="T1"> matches all files ending in </text:span><text:span text:style-name="Source_20_Text"><text:span text:style-name="T6">.txt</text:span></text:span><text:span text:style-name="T1">.</text:span></text:p>
        </text:list-item>
        <text:list-item>
          <text:p text:style-name="P5"><text:span text:style-name="Source_20_Text"><text:span text:style-name="T6">?</text:span></text:span><text:span text:style-name="T1"> matches any single character in a filename, so </text:span><text:span text:style-name="Source_20_Text"><text:span text:style-name="T6">?.txt</text:span></text:span><text:span text:style-name="T1"> matches </text:span><text:span text:style-name="Source_20_Text"><text:span text:style-name="T6">a.txt</text:span></text:span><text:span text:style-name="T1"> but not </text:span><text:span text:style-name="Source_20_Text"><text:span text:style-name="T6">any.txt</text:span></text:span><text:span text:style-name="T1">.</text:span></text:p>
        </text:list-item>
        <text:list-item>
          <text:p text:style-name="P5"><text:span text:style-name="T1">Use of the Control key may be described in many ways, including </text:span><text:span text:style-name="Source_20_Text"><text:span text:style-name="T6">Ctrl-X</text:span></text:span><text:span text:style-name="T1">, </text:span><text:span text:style-name="Source_20_Text"><text:span text:style-name="T6">Control-X</text:span></text:span><text:span text:style-name="T1">, and </text:span><text:span text:style-name="Source_20_Text"><text:span text:style-name="T6">^X</text:span></text:span><text:span text:style-name="T1">.</text:span></text:p>
        </text:list-item>
        <text:list-item>
          <text:p text:style-name="P2">The shell does not have a trash bin: once something is deleted, it’s really gone.</text:p>
        </text:list-item>
        <text:list-item>
          <text:p text:style-name="P5"><text:soft-page-break/><text:span text:style-name="T1">Most files’ names are </text:span><text:span text:style-name="Source_20_Text"><text:span text:style-name="T6">something.extension</text:span></text:span><text:span text:style-name="T1">. The extension isn’t required, and doesn’t guarantee anything, but is normally used to indicate the type of data in the file.</text:span></text:p>
        </text:list-item>
        <text:list-item>
          <text:p text:style-name="P2">Depending on the type of work you do, you may need a more powerful text editor than Nano.</text:p>
          <text:p text:style-name="P7">Pipes and Filters:</text:p>
        </text:list-item>
        <text:list-item>
          <text:p text:style-name="P5"><text:span text:style-name="Source_20_Text"><text:span text:style-name="T6">wc</text:span></text:span><text:span text:style-name="T1"> counts lines, words, and characters in its inputs.</text:span></text:p>
        </text:list-item>
        <text:list-item>
          <text:p text:style-name="P5"><text:span text:style-name="Source_20_Text"><text:span text:style-name="T6">cat</text:span></text:span><text:span text:style-name="T1"> displays the contents of its inputs.</text:span></text:p>
        </text:list-item>
        <text:list-item>
          <text:p text:style-name="P5"><text:span text:style-name="Source_20_Text"><text:span text:style-name="T6">sort</text:span></text:span><text:span text:style-name="T1"> sorts its inputs.</text:span></text:p>
        </text:list-item>
        <text:list-item>
          <text:p text:style-name="P5"><text:span text:style-name="Source_20_Text"><text:span text:style-name="T6">head</text:span></text:span><text:span text:style-name="T1"> displays the first 10 lines of its input.</text:span></text:p>
        </text:list-item>
        <text:list-item>
          <text:p text:style-name="P5"><text:span text:style-name="Source_20_Text"><text:span text:style-name="T6">tail</text:span></text:span><text:span text:style-name="T1"> displays the last 10 lines of its input.</text:span></text:p>
        </text:list-item>
        <text:list-item>
          <text:p text:style-name="P5"><text:span text:style-name="Source_20_Text"><text:span text:style-name="T6">command &gt; [file]</text:span></text:span><text:span text:style-name="T1"> redirects a command’s output to a file (overwriting any existing content).</text:span></text:p>
        </text:list-item>
        <text:list-item>
          <text:p text:style-name="P5"><text:span text:style-name="Source_20_Text"><text:span text:style-name="T6">command &gt;&gt; [file]</text:span></text:span><text:span text:style-name="T1"> appends a command’s output to a file.</text:span></text:p>
        </text:list-item>
        <text:list-item>
          <text:p text:style-name="P5"><text:span text:style-name="Source_20_Text"><text:span text:style-name="T6">[first] | [second]</text:span></text:span><text:span text:style-name="T1"> is a pipeline: the output of the first command is used as the input to the second.</text:span></text:p>
        </text:list-item>
        <text:list-item>
          <text:p text:style-name="P2">The best way to use the shell is to use pipes to combine simple single-purpose programs (filters).</text:p>
          <text:p text:style-name="P8">Loops:</text:p>
        </text:list-item>
        <text:list-item>
          <text:p text:style-name="P5"><text:span text:style-name="T1">A </text:span><text:span text:style-name="Source_20_Text"><text:span text:style-name="T6">for</text:span></text:span><text:span text:style-name="T1"> loop repeats commands once for every thing in a list.</text:span></text:p>
        </text:list-item>
        <text:list-item>
          <text:p text:style-name="P5"><text:span text:style-name="T1">Every </text:span><text:span text:style-name="Source_20_Text"><text:span text:style-name="T6">for</text:span></text:span><text:span text:style-name="T1"> loop needs a variable to refer to the thing it is currently operating on.</text:span></text:p>
        </text:list-item>
        <text:list-item>
          <text:p text:style-name="P5"><text:span text:style-name="T1">Use </text:span><text:span text:style-name="Source_20_Text"><text:span text:style-name="T6">$name</text:span></text:span><text:span text:style-name="T1"> to expand a variable (i.e., get its value). </text:span><text:span text:style-name="Source_20_Text"><text:span text:style-name="T6">${name}</text:span></text:span><text:span text:style-name="T1"> can also be used.</text:span></text:p>
        </text:list-item>
        <text:list-item>
          <text:p text:style-name="P2">Do not use spaces, quotes, or wildcard characters such as ‘*’ or ‘?’ in filenames, as it complicates variable expansion.</text:p>
        </text:list-item>
        <text:list-item>
          <text:p text:style-name="P2">Give files consistent names that are easy to match with wildcard patterns to make it easy to select them for looping.</text:p>
        </text:list-item>
        <text:list-item>
          <text:p text:style-name="P2">Use the up-arrow key to scroll up through previous commands to edit and repeat them.</text:p>
        </text:list-item>
        <text:list-item>
          <text:p text:style-name="P5"><text:span text:style-name="T1">Use </text:span><text:span text:style-name="User_20_Entry"><text:span text:style-name="T7">Ctrl</text:span></text:span><text:span text:style-name="T1">+</text:span><text:span text:style-name="User_20_Entry"><text:span text:style-name="T7">R</text:span></text:span><text:span text:style-name="T1"> to search through the previously entered commands.</text:span></text:p>
        </text:list-item>
        <text:list-item>
          <text:p text:style-name="P5"><text:span text:style-name="T1">Use </text:span><text:span text:style-name="Source_20_Text"><text:span text:style-name="T6">history</text:span></text:span><text:span text:style-name="T1"> to display recent commands, and </text:span><text:span text:style-name="Source_20_Text"><text:span text:style-name="T6">![number]</text:span></text:span><text:span text:style-name="T1"> to repeat a command by number.</text:span></text:p>
          <text:p text:style-name="P8">Shell Scripts:</text:p>
        </text:list-item>
        <text:list-item>
          <text:p text:style-name="P2">Save commands in files (usually called shell scripts) for re-use.</text:p>
        </text:list-item>
        <text:list-item>
          <text:p text:style-name="P5"><text:soft-page-break/><text:span text:style-name="Source_20_Text"><text:span text:style-name="T6">bash [filename]</text:span></text:span><text:span text:style-name="T1"> runs the commands saved in a file.</text:span></text:p>
        </text:list-item>
        <text:list-item>
          <text:p text:style-name="P5"><text:span text:style-name="Source_20_Text"><text:span text:style-name="T6">$@</text:span></text:span><text:span text:style-name="T1"> refers to all of a shell script’s command-line arguments.</text:span></text:p>
        </text:list-item>
        <text:list-item>
          <text:p text:style-name="P5"><text:span text:style-name="Source_20_Text"><text:span text:style-name="T6">$1</text:span></text:span><text:span text:style-name="T1">, </text:span><text:span text:style-name="Source_20_Text"><text:span text:style-name="T6">$2</text:span></text:span><text:span text:style-name="T1">, etc., refer to the first command-line argument, the second command-line argument, etc.</text:span></text:p>
        </text:list-item>
        <text:list-item>
          <text:p text:style-name="P2">Place variables in quotes if the values might have spaces in them.</text:p>
        </text:list-item>
        <text:list-item>
          <text:p text:style-name="P2">Letting users decide what files to process is more flexible and more consistent with built-in Unix commands.</text:p>
          <text:p text:style-name="P8">Finding Things:</text:p>
        </text:list-item>
        <text:list-item>
          <text:p text:style-name="P5"><text:span text:style-name="Source_20_Text"><text:span text:style-name="T6">find</text:span></text:span><text:span text:style-name="T1"> finds files with specific properties that match patterns.</text:span></text:p>
        </text:list-item>
        <text:list-item>
          <text:p text:style-name="P5"><text:span text:style-name="Source_20_Text"><text:span text:style-name="T6">grep</text:span></text:span><text:span text:style-name="T1"> selects lines in files that match patterns.</text:span></text:p>
        </text:list-item>
        <text:list-item>
          <text:p text:style-name="P5"><text:span text:style-name="Source_20_Text"><text:span text:style-name="T6">--help</text:span></text:span><text:span text:style-name="T1"> is an option supported by many bash commands, and programs that can be run from within Bash, to display more information on how to use these commands or programs.</text:span></text:p>
        </text:list-item>
        <text:list-item>
          <text:p text:style-name="P5"><text:span text:style-name="Source_20_Text"><text:span text:style-name="T6">man [command]</text:span></text:span><text:span text:style-name="T1"> displays the manual page for a given command.</text:span></text:p>
        </text:list-item>
        <text:list-item>
          <text:p text:style-name="P5"><text:span text:style-name="Source_20_Text"><text:span text:style-name="T6">$([command])</text:span></text:span><text:span text:style-name="T1"> inserts a command’s output in place.</text:span></text:p>
        </text:list-item>
      </text:list>
      <text:p text:style-name="Text_20_body"><text:span text:style-name="T1"/></text:p>
      <text:p text:style-name="Text_20_body"><text:span text:style-name="T1"/></text:p>
      <text:p text:style-name="P9"><text:span text:style-name="T9">Git</text:span></text:p>
      <text:p text:style-name="P10"><text:span text:style-name="T4">Version control is like an unlimited ‘undo’.</text:span></text:p>
      <text:p text:style-name="P10"><text:span text:style-name="T5">Version control also allows many people to work in parallel.</text:span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8T16:55:11.563900154</meta:creation-date>
    <dc:date>2023-03-28T17:47:06.944825197</dc:date>
    <meta:editing-duration>PT2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817" meta:character-count="4489" meta:non-whitespace-character-count="3799"/>
  </office:meta>
</office:document-meta>
</file>